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16a6b" officeooo:paragraph-rsid="00016a6b"/>
    </style:style>
    <style:style style:name="P2" style:family="paragraph" style:parent-style-name="Standard">
      <style:text-properties officeooo:paragraph-rsid="00016a6b"/>
    </style:style>
    <style:style style:name="P3" style:family="paragraph" style:parent-style-name="Standard">
      <style:text-properties fo:font-weight="normal" officeooo:paragraph-rsid="00016a6b" style:font-weight-asian="normal" style:font-weight-complex="normal"/>
    </style:style>
    <style:style style:name="P4" style:family="paragraph" style:parent-style-name="Standard" style:list-style-name="L1">
      <style:text-properties officeooo:paragraph-rsid="00016a6b"/>
    </style:style>
    <style:style style:name="P5" style:family="paragraph" style:parent-style-name="Standard" style:list-style-name="L1">
      <style:text-properties officeooo:rsid="00016a6b" officeooo:paragraph-rsid="00016a6b"/>
    </style:style>
    <style:style style:name="P6" style:family="paragraph" style:parent-style-name="Standard">
      <style:text-properties officeooo:rsid="00020823" officeooo:paragraph-rsid="00020823"/>
    </style:style>
    <style:style style:name="P7" style:family="paragraph" style:parent-style-name="Standard" style:list-style-name="L1">
      <style:text-properties officeooo:rsid="00063d1b" officeooo:paragraph-rsid="00063d1b"/>
    </style:style>
    <style:style style:name="T1" style:family="text">
      <style:text-properties fo:language="en" fo:country="US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ru" fo:country="RU" fo:font-weight="normal" officeooo:rsid="00016a6b" style:font-weight-asian="normal" style:font-weight-complex="normal"/>
    </style:style>
    <style:style style:name="T4" style:family="text">
      <style:text-properties fo:language="ru" fo:country="RU" fo:font-weight="normal" officeooo:rsid="00039104" style:font-weight-asian="normal" style:font-weight-complex="normal"/>
    </style:style>
    <style:style style:name="T5" style:family="text">
      <style:text-properties fo:language="ru" fo:country="RU" officeooo:rsid="00016a6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2082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писать помощника в подготовке файла для анализа в <text:span text:style-name="T1">Excel</text:span></text:p>
      <text:p text:style-name="P1"><text:span text:style-name="T1">1. </text:span>Нужны поля «Дата»,«Контекст» Сервер/клиент, <text:span text:style-name="T7">Компьютер</text:span>, Пользователь, Краткое описание, контекст вызова.</text:p>
      <text:p text:style-name="P1">2. Объект «запись»</text:p>
      <text:p text:style-name="P1"><text:tab/>Поля</text:p>
      <text:p text:style-name="P1"><text:tab/><text:tab/>СтрокаВход</text:p>
      <text:p text:style-name="P1"><text:tab/><text:tab/>ДатаСобытия</text:p>
      <text:p text:style-name="P1"><text:tab/><text:tab/>Елиент/Сервер</text:p>
      <text:p text:style-name="P1"><text:tab/><text:tab/>Компьютер</text:p>
      <text:p text:style-name="P1"><text:tab/><text:tab/>Пользователь</text:p>
      <text:p text:style-name="P1"><text:tab/><text:tab/>Краткое описание</text:p>
      <text:p text:style-name="P1"><text:tab/><text:tab/>Полное описание</text:p>
      <text:p text:style-name="P1"><text:tab/>Методы</text:p>
      <text:p text:style-name="P1"><text:tab/><text:tab/><text:span text:style-name="T6">Нужны еще данные</text:span> — если полученная строка подразумевает еще наличие <text:tab/><text:tab/><text:tab/> <text:s/><text:tab/>контекста, тогда еще <text:s/>добавлем строку на вход</text:p>
      <text:p text:style-name="P1"><text:tab/><text:tab/><text:span text:style-name="T6">ВыполнитьАналиСтроки</text:span> — разбирает полученную строку и заполняет поля</text:p>
      <text:p text:style-name="P1"><text:tab/><text:span text:style-name="T6">Переопределить текстовой вывод объекта</text:span></text:p>
      <text:p text:style-name="P1"><text:span text:style-name="T6"/></text:p>
      <text:p text:style-name="P1"><text:span text:style-name="T6">Алгоритм:</text:span></text:p>
      <text:list xml:id="list225767828" text:style-name="L1">
        <text:list-item>
          <text:p text:style-name="P4"><text:span text:style-name="T3">Считываем все файлы из папок, </text:span><text:span text:style-name="T4">на вход программы путь к файлу и группа событий</text:span></text:p>
        </text:list-item>
        <text:list-item>
          <text:p text:style-name="P5"><text:span text:style-name="T2">Каждый файл лога разбираем построчно, проверяя что считана вся строка записи (может быть запись с несколькими строками)</text:span></text:p>
        </text:list-item>
        <text:list-item>
          <text:p text:style-name="P4"><text:span text:style-name="T3">Собираем список записей для вывода где каждый элемент это массив из «Дата» и «ОбъектЗапись»</text:span></text:p>
        </text:list-item>
        <text:list-item>
          <text:p text:style-name="P4"><text:span text:style-name="T3">Сортируем список</text:span></text:p>
        </text:list-item>
        <text:list-item>
          <text:p text:style-name="P4"><text:span text:style-name="T3">Выводим список в файл </text:span></text:p>
        </text:list-item>
        <text:list-item>
          <text:p text:style-name="P7"><text:span text:style-name="T3">Д</text:span><text:span text:style-name="T2">ля каждого вида событий свой файл, т. е. Ошибки в ошибки и медленные запросы в медленные запросы.</text:span></text:p>
        </text:list-item>
      </text:list>
      <text:p text:style-name="P2"><text:span text:style-name="T3"/></text:p>
      <text:p text:style-name="P6"><text:span text:style-name="T3"/></text:p>
      <text:p text:style-name="P3"><text:span text:style-name="T5"/></text:p>
      <text:p text:style-name="P2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 LibreOffice_project/60da17e045e08f1793c57c00ba83cdfce946d0aa</meta:generator>
    <dc:date>2020-01-26T21:10:25.617000000</dc:date>
    <meta:editing-duration>PT13M1S</meta:editing-duration>
    <meta:editing-cycles>4</meta:editing-cycles>
    <meta:document-statistic meta:table-count="0" meta:image-count="0" meta:object-count="0" meta:page-count="1" meta:paragraph-count="22" meta:word-count="136" meta:character-count="966" meta:non-whitespace-character-count="827"/>
  </office:meta>
</office:document-meta>
</file>